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re" style:master-page-name="MP0" style:family="paragraph">
      <style:paragraph-properties fo:break-before="page" fo:margin-top="2.2048in" fo:margin-bottom="2.3229in"/>
    </style:style>
    <style:style style:name="P2" style:parent-style-name="Titre1" style:family="paragraph">
      <style:paragraph-properties fo:text-align="justify"/>
    </style:style>
    <style:style style:name="P3" style:parent-style-name="Textbody" style:family="paragraph">
      <style:paragraph-properties fo:text-align="justify"/>
      <style:text-properties fo:font-style="italic" style:font-style-asian="italic" style:font-style-complex="italic" fo:font-size="10pt" style:font-size-asian="10pt" style:font-size-complex="10pt"/>
    </style:style>
    <style:style style:name="P4" style:parent-style-name="Textbody" style:family="paragraph">
      <style:paragraph-properties fo:text-align="justify"/>
    </style:style>
    <style:style style:name="P5" style:parent-style-name="Textbody" style:family="paragraph">
      <style:paragraph-properties fo:text-align="justify"/>
    </style:style>
    <style:style style:name="P6" style:parent-style-name="Textbody" style:family="paragraph">
      <style:paragraph-properties fo:text-align="justify"/>
    </style:style>
    <style:style style:name="P7" style:parent-style-name="Textbody" style:family="paragraph">
      <style:paragraph-properties fo:text-align="justify"/>
    </style:style>
    <style:style style:name="P8" style:parent-style-name="Titre2" style:family="paragraph">
      <style:paragraph-properties fo:text-align="justify"/>
    </style:style>
    <style:style style:name="P9" style:parent-style-name="Textbody" style:family="paragraph">
      <style:paragraph-properties fo:text-align="justify"/>
      <style:text-properties fo:font-style="italic" style:font-style-asian="italic" style:font-style-complex="italic"/>
    </style:style>
    <style:style style:name="P10" style:parent-style-name="Textbody" style:family="paragraph">
      <style:paragraph-properties fo:text-align="justify"/>
    </style:style>
    <style:style style:name="P11" style:parent-style-name="Titre2" style:family="paragraph">
      <style:paragraph-properties fo:text-align="justify"/>
    </style:style>
    <style:style style:name="T12" style:parent-style-name="Policepardéfaut" style:family="text">
      <style:text-properties fo:color="#2A6099"/>
    </style:style>
    <style:style style:name="T13" style:parent-style-name="Policepardéfaut" style:family="text">
      <style:text-properties fo:color="#2A6099"/>
    </style:style>
    <style:style style:name="T14" style:parent-style-name="Policepardéfaut" style:family="text">
      <style:text-properties fo:color="#2A6099"/>
    </style:style>
    <style:style style:name="T15" style:parent-style-name="Policepardéfaut" style:family="text">
      <style:text-properties fo:color="#2A6099"/>
    </style:style>
    <style:style style:name="T16" style:parent-style-name="Policepardéfaut" style:family="text">
      <style:text-properties fo:color="#2A6099"/>
    </style:style>
    <style:style style:name="T17" style:parent-style-name="Policepardéfaut" style:family="text">
      <style:text-properties fo:color="#2A6099"/>
    </style:style>
    <style:style style:name="T18" style:parent-style-name="Policepardéfaut" style:family="text">
      <style:text-properties fo:color="#2A6099"/>
    </style:style>
    <style:style style:name="P19" style:parent-style-name="Textbody" style:family="paragraph">
      <style:paragraph-properties fo:text-align="justify"/>
    </style:style>
    <style:style style:name="P20" style:parent-style-name="Titre2" style:family="paragraph">
      <style:paragraph-properties fo:text-align="justify"/>
    </style:style>
    <style:style style:name="P21" style:parent-style-name="Textbody" style:family="paragraph">
      <style:paragraph-properties fo:text-align="justify"/>
    </style:style>
    <style:style style:name="P22" style:parent-style-name="Titre2" style:family="paragraph">
      <style:paragraph-properties fo:text-align="justify"/>
    </style:style>
    <style:style style:name="P23" style:parent-style-name="Textbody" style:family="paragraph">
      <style:paragraph-properties fo:text-align="justify"/>
    </style:style>
    <style:style style:name="P24" style:parent-style-name="Titre2" style:family="paragraph">
      <style:paragraph-properties fo:text-align="justify"/>
    </style:style>
    <style:style style:name="P25" style:parent-style-name="Textbody" style:family="paragraph">
      <style:paragraph-properties fo:text-align="justify"/>
    </style:style>
    <style:style style:name="P26" style:parent-style-name="Titre2" style:family="paragraph">
      <style:paragraph-properties fo:text-align="justify"/>
    </style:style>
    <style:style style:name="P27" style:parent-style-name="Textbody" style:family="paragraph">
      <style:paragraph-properties fo:text-align="justify"/>
    </style:style>
    <style:style style:name="P28" style:parent-style-name="Titre2" style:family="paragraph">
      <style:paragraph-properties fo:text-align="justify"/>
    </style:style>
    <style:style style:name="P29" style:parent-style-name="Textbody" style:family="paragraph">
      <style:paragraph-properties fo:text-align="justify"/>
    </style:style>
    <style:style style:name="P30" style:parent-style-name="Titre2" style:family="paragraph">
      <style:paragraph-properties fo:text-align="justify"/>
      <style:text-properties fo:color="#2A6099"/>
    </style:style>
    <style:style style:name="P31" style:parent-style-name="Textbody" style:family="paragraph">
      <style:paragraph-properties fo:text-align="justify"/>
    </style:style>
    <style:style style:name="P32" style:parent-style-name="Textbody" style:family="paragraph">
      <style:paragraph-properties fo:text-align="justify"/>
    </style:style>
    <style:style style:name="P33" style:parent-style-name="Titre2" style:family="paragraph">
      <style:paragraph-properties fo:text-align="justify"/>
      <style:text-properties fo:color="#FF0000"/>
    </style:style>
    <style:style style:name="P34" style:parent-style-name="Textbody" style:family="paragraph">
      <style:paragraph-properties fo:text-align="justify"/>
    </style:style>
    <style:style style:name="P35" style:parent-style-name="Titre2" style:family="paragraph">
      <style:paragraph-properties fo:text-align="justify"/>
    </style:style>
    <style:style style:name="T36" style:parent-style-name="Policepardéfaut" style:family="text">
      <style:text-properties fo:color="#2A6099"/>
    </style:style>
    <style:style style:name="T37" style:parent-style-name="Policepardéfaut" style:family="text">
      <style:text-properties fo:color="#2A6099"/>
    </style:style>
    <style:style style:name="P38" style:parent-style-name="Textbody" style:family="paragraph">
      <style:paragraph-properties fo:text-align="justify"/>
    </style:style>
    <style:style style:name="T39" style:parent-style-name="Policepardéfaut" style:family="text">
      <style:text-properties fo:color="#2A6099"/>
    </style:style>
  </office:automatic-styles>
  <office:body>
    <office:text text:use-soft-page-breaks="true">
      <text:p text:style-name="P1">Guide d’entretien</text:p>
      <text:h text:style-name="P2" text:outline-level="1"><text:bookmark-start text:name="__RefHeading___Toc110_2251170917"/>Intro<text:bookmark-end text:name="__RefHeading___Toc110_2251170917"/></text:h>
      <text:p text:style-name="P3">Petit texte afin de mettre à l’aise le correspondant et de lui présenter le projet.</text:p>
      <text:p text:style-name="P4">On est un groupe d’étudiants en Informatique à l’IUT de Saint-Dié-des-Vosges et nous comptons réaliser une petite<text:s/>application mobile afin d’écouter et de visualiser de la musique. Le but est donc de développer une application Android qui affichera des formes 2D et 3D au fur et à mesures que la musique avance et que le timbre augmente, par exemple.</text:p>
      <text:p text:style-name="P5">On a donc réalisé un<text:s/>petit guide d’entretien afin d’avoir une ligne directrice si besoin et de réunir toutes questions qui nous semblaient importantes pour le sujet de notre étude. Je vous préviens de suite, certaines questions peuvent vous semblez quelque peu redondantes. On<text:s/>a<text:s/>choisi, ici, de séparer au maximum les différents aspects des questions pour essayer de cibler le sujet. Par contre libre à vous de développer vos questions et même de divaguer un peu si vous pensez que c’est intéressant. Je doute que nos questions couvrent l’intégralité du sujet.</text:p>
      <text:p text:style-name="P6">Avant de commencer, j’aimerai vous demandez si je peux enregistrer l’entretien. Ça<text:s/>m’avancera<text:s/>beaucoup dans le travail de synthèse qui vient ensuite. Dans tous les cas, le fichier audio sera<text:s/>transmis<text:s/>uniquement à notre professeur en charge de nous cadrer dans notre projet et mon groupe et moi l’utiliseront dans le seul but de faire une synthèse. Dès que le projet est fini, nous supprimerons le fichier.</text:p>
      <text:p text:style-name="P7">Donc première question :</text:p>
      <text:h text:style-name="P8" text:outline-level="2"><text:bookmark-start text:name="__RefHeading___Toc114_2251170917"/><text:soft-page-break/>Pouvez-vous vous présentez ?<text:bookmark-end text:name="__RefHeading___Toc114_2251170917"/></text:h>
      <text:p text:style-name="P9">(Nom, prénom, age, emploie, style de musique écoutée, …)</text:p>
      <text:p text:style-name="P10">Je m’appelle Léo, j’ai 20 ans, je suis aussi sur Saint Dié et je viens d’Alsace comme Arthur. Je suis fan de métal, hard rock, heavy métal et un petit peu de rap.</text:p>
      <text:h text:style-name="P11" text:outline-level="2"><text:bookmark-start text:name="__RefHeading___Toc116_2251170917"/><text:span text:style-name="T12">Écoutez-vous souvent de la<text:s/></text:span><text:bookmark-end text:name="__RefHeading___Toc116_2251170917"/><text:span text:style-name="T13">musique ?</text:span><text:span text:style-name="T14"><text:s/></text:span><text:bookmark-start text:name="__RefHeading___Toc118_2251170917"/><text:span text:style-name="T15">A<text:s/></text:span><text:span text:style-name="T16">quelle fréquence</text:span><text:span text:style-name="T17"><text:s/>?</text:span><text:bookmark-end text:name="__RefHeading___Toc118_2251170917"/><text:span text:style-name="T18"><text:s/>Pourquoi ?</text:span></text:h>
      <text:p text:style-name="P19">Ah oui, la musique ça fait partie de ma vie à 100%. C’est quelque chose qui fait de moi ce que je suis et qui m’accompagne constamment. Le matin je me lève, c’est la première chose que je fais, en me couchant, c’est la dernière chose que je fais. Autant sur le court terme qu’à long terme dans le sens où ma journée va être rythmé dessus, [.. (à chaque occasion) ..], mais autant à plus grande échelle dans le sens où les concerts, ça va me rythmé mon année. C’est ça qui va me dire dans 2 mois j’ai ça, je suis impatient de voir cette artiste, ce groupe. Et ça me rythme ma vie.</text:p>
      <text:h text:style-name="P20" text:outline-level="2"><text:bookmark-start text:name="__RefHeading___Toc120_2251170917"/>Regardez-vous<text:s/>de la musique ?<text:bookmark-end text:name="__RefHeading___Toc120_2251170917"/></text:h>
      <text:p text:style-name="P21">Dans le métal, c’est quelque chose qui se fait assez rarement, de manière générale, donc on a peu d’utilité à ce niveau là mais c’est pas pour autant que c’est inutile. C’est toujours un plus<text:s/>je pense, maintenant est-ce que moi je le fais non. Parce que déjà, j’ai pas forcément les moyens, à part les clips mais que les groupes que je vais apprécier, pas sur les groupes que je vais écouter de manière générale. Est-ce que ça se fait de manière régulière, pas du tout, je pense que dans les autres styles de musique comme le rap, ça se fait beaucoup plus. Pourquoi, parce qu’en fin de compte, quand tu écoutes un artiste, tu vas l’écouter sur 2 ou 3 musiques. Dans le métal, c’est pas du tout le cas. Quand tu écoutes un artiste, tu écoutes l’album, et va regarder un album en clip ça existe pas.<text:s/></text:p>
      <text:h text:style-name="P22" text:outline-level="2">Visualisez-vous de la musique ?</text:h>
      <text:p text:style-name="P23">La plupart des personnes qui écoutent du métal, c’est souvent pour une question plus que de technique. On va souvent chercher la perfection et les petits détails, c’est-à-dire<text:s/>qu’il<text:s/>y a des personnes qui vont écouter la musique juste de manière « chill », c’est-à-dire<text:s/>qu’ils vont<text:s/>juste se poser et avoir envie d’écouter. Nous, on va chercher la manière la plus technique, chercher à avoir les connaissances musicales pure. De quoi est composé une guitare, comment reconnaitre une basse à l’oreille. Mais oui, on se la visualise parce qu’à partir du moment où t’as la connaissance, et que tu as l’envie de découvrir le groupe, tu vas cherche à savoir ce qui le compose. Tu vas par exemple découvrir qu’un groupe qui paraissait tout simple, et enfin de compte, il y a 9 membres dedans, que chacun joue un instrument différent. Et c’est là que tu commences à comprendre à quoi sert l’instrument et le son qu’il produit, quelle est l’émotion qui va produire parce qu’un son produit une émotion c’est évident. Donc oui et non, on se la visualise de manière technique.<text:line-break/>En matière de visualisation dans l’imaginaire, ça dépend des personnes. En ce qui me concerne, je vais être quelqu’un qui a beaucoup d’imagination de base, du coup, moi la musique ça me procure une sensation énorme et ça me permet de visualiser tout une histoire si tu veux. C’est un peu particulier,<text:s/>c’est<text:s/><text:soft-page-break/>comme quand tu vas<text:s/>lire un livre, quand tu lis, tu t’imagines<text:s/>le décor, la scène derrière toi et chez la musique, ça me fait la même chose de manière plus fine et plus délicate parce que c’est du son alors qu’un livre, c’est de mots, il y a une fonction précise, il a des endroits, des scènes et des choses précises.</text:p>
      <text:h text:style-name="P24" text:outline-level="2"><text:bookmark-start text:name="__RefHeading___Toc122_2251170917"/>Sur quel support écoutez-vous de la musique<text:s/>?<text:bookmark-end text:name="__RefHeading___Toc122_2251170917"/></text:h>
      <text:p text:style-name="P25">Alors, je suis un peu un ancien. Je suis les rares personnes qui écoutent de la musique sur un vinyle au XXIème siècle, pas de manière régulière mais ça m’arrive de temps en temps d’en écouter. En voiture, j’écoute régulièrement des CDs,<text:s/>mais c’est souvent moitié CD, moitié téléphone. Chez moi, ça va être téléphone ou ordinateur grâce aux<text:s/>application type Deezer, etc…<text:s/></text:p>
      <text:h text:style-name="P26" text:outline-level="2"><text:bookmark-start text:name="__RefHeading___Toc130_2251170917"/>Quel logiciel utilisez-vous, pour écouter de la musique ?<text:bookmark-end text:name="__RefHeading___Toc130_2251170917"/></text:h>
      <text:p text:style-name="P27">Deezer ou autre.</text:p>
      <text:h text:style-name="P28" text:outline-level="2"><text:bookmark-start text:name="__RefHeading___Toc148_2251170917"/>Pourriez-vous, utiliser un logiciel qui permet de visualiser de la musique ?<text:bookmark-end text:name="__RefHeading___Toc148_2251170917"/></text:h>
      <text:p text:style-name="P29">Oui si l’occasion se présente, pour découvrir plus précisément une musique que j’apprécie.</text:p>
      <text:h text:style-name="P30" text:outline-level="2"><text:bookmark-start text:name="__RefHeading___Toc150_2251170917"/>Seriez-vous intéressé par une application qui permet de visualiser de la musique ?<text:bookmark-end text:name="__RefHeading___Toc150_2251170917"/></text:h>
      <text:p text:style-name="P31">Moi, si tu les as, tant mieux, je t’assures pas que tout le monde peut l’utiliser tous les jours. Mais si t’as envie de te renseigner sur une musique, si t’as vraiment envie savoir comment elle est faite, c’est toujours bien de l’avoir. C’est toujours quelque chose qui peut être utile. [… …] mais il y en a quelques-unes, et ces quelques-unes-là, je suis pas contre le fait de savoir de manière plus approfondie en quoi elle consiste.</text:p>
      <text:p text:style-name="P32"/>
      <text:h text:style-name="P33" text:outline-level="2"><text:bookmark-start text:name="__RefHeading___Toc162_2251170917"/>Lorsque vous regardez de la musique, à quoi<text:s/>pensez-vous ? ( Aide à réfléchir... )<text:bookmark-end text:name="__RefHeading___Toc162_2251170917"/></text:h>
      <text:p text:style-name="P34">______________________________________________________________________________________________________________________________________________________________________</text:p>
      <text:h text:style-name="P35" text:outline-level="2"><text:bookmark-start text:name="__RefHeading___Toc164_2251170917"/><text:span text:style-name="T36">Avez-vous des recommandations pour une futur application<text:s/></text:span><text:span text:style-name="T37">?</text:span><text:bookmark-end text:name="__RefHeading___Toc164_2251170917"/></text:h>
      <text:p text:style-name="P38">Je ne sais pas trop, quelque chose de pratique.</text:p>
      <text:h text:style-name="Titre2" text:outline-level="2">Pensez-vous que j'ai omis un sujet qui vous parait important ?</text:h>
      <text:p text:style-name="Textbody">Non.</text:p>
      <text:h text:style-name="Titre2" text:outline-level="2"><text:span text:style-name="T39">Avez-vous des choses à ajouter pour finaliser notre entretient ?</text:span></text:h>
      <text:p text:style-name="Textbody">N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vg:panose-1="2 7 4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style:font-name="Liberation Serif" style:font-name-asian="NSimSun" style:font-name-complex="Arial" fo:font-weight="bold" style:font-weight-asian="bold" style:font-weight-complex="bold" fo:font-size="18pt" style:font-size-asian="18pt" style:font-size-complex="18pt" fo:hyphenate="false"/>
    </style:style>
    <style:style style:name="Titre3" style:display-name="Titre 3" style:family="paragraph" style:parent-style-name="Heading" style:next-style-name="Textbody" style:default-outline-level="3">
      <style:paragraph-properties fo:margin-top="0.0972in"/>
      <style:text-properties style:font-name="Liberation Serif" style:font-name-asian="NSimSun" style:font-name-complex="Arial"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PreformattedText" style:display-name="Preformatted Text" style:family="paragraph" style:parent-style-name="Standard">
      <style:text-properties style:font-name="Liberation Mono" style:font-name-asian="NSimSun" style:font-name-complex="Liberation Mono" fo:font-size="10pt" style:font-size-asian="10pt" style:font-size-complex="10pt"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Contents1" style:display-name="Contents 1" style:family="paragraph" style:parent-style-name="Index">
      <style:paragraph-properties>
        <style:tab-stops>
          <style:tab-stop style:type="right" style:leader-style="dotted" style:leader-text="." style:position="6.925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7284in"/>
        </style:tab-stops>
      </style:paragraph-properties>
      <style:text-properties fo:hyphenate="false"/>
    </style:style>
    <style:style style:name="StrongEmphasis" style:display-name="Strong Emphasis" style:family="text">
      <style:text-properties fo:font-weight="bold" style:font-weight-asian="bold" style:font-weight-complex="bold"/>
    </style:style>
    <style:style style:name="SourceText" style:display-name="Source Text" style:family="text">
      <style:text-properties style:font-name="Liberation Mono" style:font-name-asian="NSimSun"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rthur Gisselmann</meta:initial-creator>
    <dc:creator>Arthur Gisselmann</dc:creator>
    <meta:creation-date>2019-10-03T22:18:00Z</meta:creation-date>
    <dc:date>2019-10-03T22:18:00Z</dc:date>
    <meta:template xlink:href="Normal.dotm" xlink:type="simple"/>
    <meta:editing-cycles>2</meta:editing-cycles>
    <meta:editing-duration>PT1200S</meta:editing-duration>
    <meta:document-statistic meta:page-count="3" meta:paragraph-count="13" meta:word-count="1011" meta:character-count="6559" meta:row-count="46" meta:non-whitespace-character-count="5561"/>
  </office:meta>
</office:document-meta>
</file>